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1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5.77mm" svg:height="136.27mm" svg:x="240.05mm" svg:y="169.48mm">
            <draw:object draw:notify-on-update-of-ranges="Tabelle1.B36:Tabelle1.B64 Tabelle1.C36:Tabelle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9.91mm" svg:y="74.32mm">
            <draw:object draw:notify-on-update-of-ranges="Tabelle1.C29:Tabelle1.C64 Tabelle1.G29:Tabelle1.G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LDR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3" office:value-type="string" calcext:value-type="string">
            <text:p>GL5528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Gamma value (100-10 Lux)</text:p>
          </table:table-cell>
          <table:table-cell table:style-name="ce3" office:value-type="float" office:value="0.7" calcext:value-type="float">
            <text:p>0,7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Resistance at 10 Lux [Ohm]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 table:number-columns-repeated="5"/>
          <table:table-cell/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3" table:formula="of:=-[.B5]" office:value-type="float" office:value="-0.7" calcext:value-type="float">
            <text:p>-0,7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3" table:formula="of:=LOG10([.B6]/POWER(10;[.B10]))" office:value-type="float" office:value="4.7" calcext:value-type="float">
            <text:p>4,7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2" office:value-type="string" calcext:value-type="string">
            <text:p>Vcc [mV]</text:p>
          </table:table-cell>
          <table:table-cell table:style-name="ce3" office:value-type="float" office:value="3300" calcext:value-type="float">
            <text:p>3300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R [Ohm]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>
            <text:p>ADC resolution</text:p>
          </table:table-cell>
          <table:table-cell table:style-name="ce3" office:value-type="float" office:value="4096" calcext:value-type="float">
            <text:p>4096</text:p>
          </table:table-cell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2" office:value-type="string" calcext:value-type="string">
            <text:p>Exponent</text:p>
          </table:table-cell>
          <table:table-cell table:style-name="ce2" office:value-type="string" calcext:value-type="string">
            <text:p>R_LDR [Ohm]</text:p>
          </table:table-cell>
          <table:table-cell table:style-name="ce2" office:value-type="string" calcext:value-type="string">
            <text:p>I [Lux]</text:p>
          </table:table-cell>
          <table:table-cell table:style-name="ce2" office:value-type="string" calcext:value-type="string">
            <text:p>I [mA]</text:p>
          </table:table-cell>
          <table:table-cell table:style-name="ce2" office:value-type="string" calcext:value-type="string">
            <text:p>V_ADC [mV]</text:p>
          </table:table-cell>
          <table:table-cell table:style-name="ce2" office:value-type="string" calcext:value-type="string">
            <text:p>ADC [digits]</text:p>
          </table:table-cell>
          <table:table-cell table:style-name="ce2" office:value-type="string" calcext:value-type="string">
            <text:p>Normalized light</text:p>
          </table:table-cell>
          <table:table-cell/>
        </table:table-row>
        <table:table-row table:style-name="ro2">
          <table:table-cell table:style-name="ce3" office:value-type="float" office:value="0.1" calcext:value-type="float">
            <text:p>0,1</text:p>
          </table:table-cell>
          <table:table-cell table:style-name="ce3" table:formula="of:=POWER(10;[.A18])" office:value-type="float" office:value="1.25892541179417" calcext:value-type="float">
            <text:p>1,25892541179417</text:p>
          </table:table-cell>
          <table:table-cell table:style-name="ce3" table:formula="of:=ROUND(POWER([.B18]/POWER(10;[.$B$11]);1/[.$B$10]);3)" office:value-type="float" office:value="3727593.72" calcext:value-type="float">
            <text:p>3727593,72</text:p>
          </table:table-cell>
          <table:table-cell table:style-name="ce3" table:formula="of:=ROUND([.$B$13]/([.$B$14]+[.B18]);3)" office:value-type="float" office:value="3.296" calcext:value-type="float">
            <text:p>3,296</text:p>
          </table:table-cell>
          <table:table-cell table:style-name="ce3" table:formula="of:=[.$B$14]*[.D18]" office:value-type="float" office:value="3296" calcext:value-type="float">
            <text:p>3296</text:p>
          </table:table-cell>
          <table:table-cell table:style-name="ce3" table:formula="of:=INT([.E18]*([.$B$15]-1)/[.$B$13])" office:value-type="float" office:value="4090" calcext:value-type="float">
            <text:p>4090</text:p>
          </table:table-cell>
          <table:table-cell table:style-name="ce3" table:formula="of:=LOG10([.C18])/5" office:value-type="float" office:value="1.31428571427838" calcext:value-type="float">
            <text:p>1,31428571427838</text:p>
          </table:table-cell>
          <table:table-cell/>
        </table:table-row>
        <table:table-row table:style-name="ro2">
          <table:table-cell table:style-name="ce3" office:value-type="float" office:value="0.2" calcext:value-type="float">
            <text:p>0,2</text:p>
          </table:table-cell>
          <table:table-cell table:style-name="ce3" table:formula="of:=POWER(10;[.A19])" office:value-type="float" office:value="1.58489319246111" calcext:value-type="float">
            <text:p>1,58489319246111</text:p>
          </table:table-cell>
          <table:table-cell table:style-name="ce3" table:formula="of:=ROUND(POWER([.B19]/POWER(10;[.$B$11]);1/[.$B$10]);3)" office:value-type="float" office:value="2682695.795" calcext:value-type="float">
            <text:p>2682695,795</text:p>
          </table:table-cell>
          <table:table-cell table:style-name="ce3" table:formula="of:=ROUND([.$B$13]/([.$B$14]+[.B19]);3)" office:value-type="float" office:value="3.295" calcext:value-type="float">
            <text:p>3,295</text:p>
          </table:table-cell>
          <table:table-cell table:style-name="ce3" table:formula="of:=[.$B$14]*[.D19]" office:value-type="float" office:value="3295" calcext:value-type="float">
            <text:p>3295</text:p>
          </table:table-cell>
          <table:table-cell table:style-name="ce3" table:formula="of:=INT([.E19]*([.$B$15]-1)/[.$B$13])" office:value-type="float" office:value="4088" calcext:value-type="float">
            <text:p>4088</text:p>
          </table:table-cell>
          <table:table-cell table:style-name="ce3" table:formula="of:=LOG10([.C19])/5" office:value-type="float" office:value="1.28571428570523" calcext:value-type="float">
            <text:p>1,28571428570523</text:p>
          </table:table-cell>
          <table:table-cell/>
        </table:table-row>
        <table:table-row table:style-name="ro2">
          <table:table-cell table:style-name="ce3" office:value-type="float" office:value="0.3" calcext:value-type="float">
            <text:p>0,3</text:p>
          </table:table-cell>
          <table:table-cell table:style-name="ce3" table:formula="of:=POWER(10;[.A20])" office:value-type="float" office:value="1.99526231496888" calcext:value-type="float">
            <text:p>1,99526231496888</text:p>
          </table:table-cell>
          <table:table-cell table:style-name="ce3" table:formula="of:=ROUND(POWER([.B20]/POWER(10;[.$B$11]);1/[.$B$10]);3)" office:value-type="float" office:value="1930697.729" calcext:value-type="float">
            <text:p>1930697,729</text:p>
          </table:table-cell>
          <table:table-cell table:style-name="ce3" table:formula="of:=ROUND([.$B$13]/([.$B$14]+[.B20]);3)" office:value-type="float" office:value="3.293" calcext:value-type="float">
            <text:p>3,293</text:p>
          </table:table-cell>
          <table:table-cell table:style-name="ce3" table:formula="of:=[.$B$14]*[.D20]" office:value-type="float" office:value="3293" calcext:value-type="float">
            <text:p>3293</text:p>
          </table:table-cell>
          <table:table-cell table:style-name="ce3" table:formula="of:=INT([.E20]*([.$B$15]-1)/[.$B$13])" office:value-type="float" office:value="4086" calcext:value-type="float">
            <text:p>4086</text:p>
          </table:table-cell>
          <table:table-cell table:style-name="ce3" table:formula="of:=LOG10([.C20])/5" office:value-type="float" office:value="1.25714285714811" calcext:value-type="float">
            <text:p>1,25714285714811</text:p>
          </table:table-cell>
          <table:table-cell/>
        </table:table-row>
        <table:table-row table:style-name="ro2">
          <table:table-cell table:style-name="ce3" office:value-type="float" office:value="0.4" calcext:value-type="float">
            <text:p>0,4</text:p>
          </table:table-cell>
          <table:table-cell table:style-name="ce3" table:formula="of:=POWER(10;[.A21])" office:value-type="float" office:value="2.51188643150958" calcext:value-type="float">
            <text:p>2,51188643150958</text:p>
          </table:table-cell>
          <table:table-cell table:style-name="ce3" table:formula="of:=ROUND(POWER([.B21]/POWER(10;[.$B$11]);1/[.$B$10]);3)" office:value-type="float" office:value="1389495.494" calcext:value-type="float">
            <text:p>1389495,494</text:p>
          </table:table-cell>
          <table:table-cell table:style-name="ce3" table:formula="of:=ROUND([.$B$13]/([.$B$14]+[.B21]);3)" office:value-type="float" office:value="3.292" calcext:value-type="float">
            <text:p>3,292</text:p>
          </table:table-cell>
          <table:table-cell table:style-name="ce3" table:formula="of:=[.$B$14]*[.D21]" office:value-type="float" office:value="3292" calcext:value-type="float">
            <text:p>3292</text:p>
          </table:table-cell>
          <table:table-cell table:style-name="ce3" table:formula="of:=INT([.E21]*([.$B$15]-1)/[.$B$13])" office:value-type="float" office:value="4085" calcext:value-type="float">
            <text:p>4085</text:p>
          </table:table-cell>
          <table:table-cell table:style-name="ce3" table:formula="of:=LOG10([.C21])/5" office:value-type="float" office:value="1.2285714285481" calcext:value-type="float">
            <text:p>1,2285714285481</text:p>
          </table:table-cell>
          <table:table-cell/>
        </table:table-row>
        <table:table-row table:style-name="ro2">
          <table:table-cell table:style-name="ce3" office:value-type="float" office:value="0.5" calcext:value-type="float">
            <text:p>0,5</text:p>
          </table:table-cell>
          <table:table-cell table:style-name="ce3" table:formula="of:=POWER(10;[.A22])" office:value-type="float" office:value="3.16227766016838" calcext:value-type="float">
            <text:p>3,16227766016838</text:p>
          </table:table-cell>
          <table:table-cell table:style-name="ce3" table:formula="of:=ROUND(POWER([.B22]/POWER(10;[.$B$11]);1/[.$B$10]);3)" office:value-type="float" office:value="1000000" calcext:value-type="float">
            <text:p>1000000</text:p>
          </table:table-cell>
          <table:table-cell table:style-name="ce3" table:formula="of:=ROUND([.$B$13]/([.$B$14]+[.B22]);3)" office:value-type="float" office:value="3.29" calcext:value-type="float">
            <text:p>3,29</text:p>
          </table:table-cell>
          <table:table-cell table:style-name="ce3" table:formula="of:=[.$B$14]*[.D22]" office:value-type="float" office:value="3290" calcext:value-type="float">
            <text:p>3290</text:p>
          </table:table-cell>
          <table:table-cell table:style-name="ce3" table:formula="of:=INT([.E22]*([.$B$15]-1)/[.$B$13])" office:value-type="float" office:value="4082" calcext:value-type="float">
            <text:p>4082</text:p>
          </table:table-cell>
          <table:table-cell table:style-name="ce3" table:formula="of:=LOG10([.C22])/5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3" office:value-type="float" office:value="0.6" calcext:value-type="float">
            <text:p>0,6</text:p>
          </table:table-cell>
          <table:table-cell table:style-name="ce3" table:formula="of:=POWER(10;[.A23])" office:value-type="float" office:value="3.98107170553497" calcext:value-type="float">
            <text:p>3,98107170553497</text:p>
          </table:table-cell>
          <table:table-cell table:style-name="ce3" table:formula="of:=ROUND(POWER([.B23]/POWER(10;[.$B$11]);1/[.$B$10]);3)" office:value-type="float" office:value="719685.673" calcext:value-type="float">
            <text:p>719685,673</text:p>
          </table:table-cell>
          <table:table-cell table:style-name="ce3" table:formula="of:=ROUND([.$B$13]/([.$B$14]+[.B23]);3)" office:value-type="float" office:value="3.287" calcext:value-type="float">
            <text:p>3,287</text:p>
          </table:table-cell>
          <table:table-cell table:style-name="ce3" table:formula="of:=[.$B$14]*[.D23]" office:value-type="float" office:value="3287" calcext:value-type="float">
            <text:p>3287</text:p>
          </table:table-cell>
          <table:table-cell table:style-name="ce3" table:formula="of:=INT([.E23]*([.$B$15]-1)/[.$B$13])" office:value-type="float" office:value="4078" calcext:value-type="float">
            <text:p>4078</text:p>
          </table:table-cell>
          <table:table-cell table:style-name="ce3" table:formula="of:=LOG10([.C23])/5" office:value-type="float" office:value="1.17142857142843" calcext:value-type="float">
            <text:p>1,17142857142843</text:p>
          </table:table-cell>
          <table:table-cell/>
        </table:table-row>
        <table:table-row table:style-name="ro2">
          <table:table-cell table:style-name="ce3" office:value-type="float" office:value="0.7" calcext:value-type="float">
            <text:p>0,7</text:p>
          </table:table-cell>
          <table:table-cell table:style-name="ce3" table:formula="of:=POWER(10;[.A24])" office:value-type="float" office:value="5.01187233627272" calcext:value-type="float">
            <text:p>5,01187233627272</text:p>
          </table:table-cell>
          <table:table-cell table:style-name="ce3" table:formula="of:=ROUND(POWER([.B24]/POWER(10;[.$B$11]);1/[.$B$10]);3)" office:value-type="float" office:value="517947.468" calcext:value-type="float">
            <text:p>517947,468</text:p>
          </table:table-cell>
          <table:table-cell table:style-name="ce3" table:formula="of:=ROUND([.$B$13]/([.$B$14]+[.B24]);3)" office:value-type="float" office:value="3.284" calcext:value-type="float">
            <text:p>3,284</text:p>
          </table:table-cell>
          <table:table-cell table:style-name="ce3" table:formula="of:=[.$B$14]*[.D24]" office:value-type="float" office:value="3284" calcext:value-type="float">
            <text:p>3284</text:p>
          </table:table-cell>
          <table:table-cell table:style-name="ce3" table:formula="of:=INT([.E24]*([.$B$15]-1)/[.$B$13])" office:value-type="float" office:value="4075" calcext:value-type="float">
            <text:p>4075</text:p>
          </table:table-cell>
          <table:table-cell table:style-name="ce3" table:formula="of:=LOG10([.C24])/5" office:value-type="float" office:value="1.14285714287004" calcext:value-type="float">
            <text:p>1,14285714287004</text:p>
          </table:table-cell>
          <table:table-cell/>
        </table:table-row>
        <table:table-row table:style-name="ro2">
          <table:table-cell table:style-name="ce3" office:value-type="float" office:value="0.8" calcext:value-type="float">
            <text:p>0,8</text:p>
          </table:table-cell>
          <table:table-cell table:style-name="ce3" table:formula="of:=POWER(10;[.A25])" office:value-type="float" office:value="6.30957344480193" calcext:value-type="float">
            <text:p>6,30957344480193</text:p>
          </table:table-cell>
          <table:table-cell table:style-name="ce3" table:formula="of:=ROUND(POWER([.B25]/POWER(10;[.$B$11]);1/[.$B$10]);3)" office:value-type="float" office:value="372759.372" calcext:value-type="float">
            <text:p>372759,372</text:p>
          </table:table-cell>
          <table:table-cell table:style-name="ce3" table:formula="of:=ROUND([.$B$13]/([.$B$14]+[.B25]);3)" office:value-type="float" office:value="3.279" calcext:value-type="float">
            <text:p>3,279</text:p>
          </table:table-cell>
          <table:table-cell table:style-name="ce3" table:formula="of:=[.$B$14]*[.D25]" office:value-type="float" office:value="3279" calcext:value-type="float">
            <text:p>3279</text:p>
          </table:table-cell>
          <table:table-cell table:style-name="ce3" table:formula="of:=INT([.E25]*([.$B$15]-1)/[.$B$13])" office:value-type="float" office:value="4068" calcext:value-type="float">
            <text:p>4068</text:p>
          </table:table-cell>
          <table:table-cell table:style-name="ce3" table:formula="of:=LOG10([.C25])/5" office:value-type="float" office:value="1.11428571427838" calcext:value-type="float">
            <text:p>1,11428571427838</text:p>
          </table:table-cell>
          <table:table-cell/>
        </table:table-row>
        <table:table-row table:style-name="ro2">
          <table:table-cell table:style-name="ce3" office:value-type="float" office:value="0.9" calcext:value-type="float">
            <text:p>0,9</text:p>
          </table:table-cell>
          <table:table-cell table:style-name="ce3" table:formula="of:=POWER(10;[.A26])" office:value-type="float" office:value="7.94328234724282" calcext:value-type="float">
            <text:p>7,94328234724282</text:p>
          </table:table-cell>
          <table:table-cell table:style-name="ce3" table:formula="of:=ROUND(POWER([.B26]/POWER(10;[.$B$11]);1/[.$B$10]);3)" office:value-type="float" office:value="268269.58" calcext:value-type="float">
            <text:p>268269,58</text:p>
          </table:table-cell>
          <table:table-cell table:style-name="ce3" table:formula="of:=ROUND([.$B$13]/([.$B$14]+[.B26]);3)" office:value-type="float" office:value="3.274" calcext:value-type="float">
            <text:p>3,274</text:p>
          </table:table-cell>
          <table:table-cell table:style-name="ce3" table:formula="of:=[.$B$14]*[.D26]" office:value-type="float" office:value="3274" calcext:value-type="float">
            <text:p>3274</text:p>
          </table:table-cell>
          <table:table-cell table:style-name="ce3" table:formula="of:=INT([.E26]*([.$B$15]-1)/[.$B$13])" office:value-type="float" office:value="4062" calcext:value-type="float">
            <text:p>4062</text:p>
          </table:table-cell>
          <table:table-cell table:style-name="ce3" table:formula="of:=LOG10([.C26])/5" office:value-type="float" office:value="1.08571428586712" calcext:value-type="float">
            <text:p>1,08571428586712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formula="of:=POWER(10;[.A27])" office:value-type="float" office:value="10" calcext:value-type="float">
            <text:p>10</text:p>
          </table:table-cell>
          <table:table-cell table:style-name="ce3" table:formula="of:=ROUND(POWER([.B27]/POWER(10;[.$B$11]);1/[.$B$10]);3)" office:value-type="float" office:value="193069.773" calcext:value-type="float">
            <text:p>193069,773</text:p>
          </table:table-cell>
          <table:table-cell table:style-name="ce3" table:formula="of:=ROUND([.$B$13]/([.$B$14]+[.B27]);3)" office:value-type="float" office:value="3.267" calcext:value-type="float">
            <text:p>3,267</text:p>
          </table:table-cell>
          <table:table-cell table:style-name="ce3" table:formula="of:=[.$B$14]*[.D27]" office:value-type="float" office:value="3267" calcext:value-type="float">
            <text:p>3267</text:p>
          </table:table-cell>
          <table:table-cell table:style-name="ce3" table:formula="of:=INT([.E27]*([.$B$15]-1)/[.$B$13])" office:value-type="float" office:value="4054" calcext:value-type="float">
            <text:p>4054</text:p>
          </table:table-cell>
          <table:table-cell table:style-name="ce3" table:formula="of:=LOG10([.C27])/5" office:value-type="float" office:value="1.0571428571931" calcext:value-type="float">
            <text:p>1,0571428571931</text:p>
          </table:table-cell>
          <table:table-cell/>
        </table:table-row>
        <table:table-row table:style-name="ro2">
          <table:table-cell table:style-name="ce3" office:value-type="float" office:value="1.1" calcext:value-type="float">
            <text:p>1,1</text:p>
          </table:table-cell>
          <table:table-cell table:style-name="ce3" table:formula="of:=POWER(10;[.A28])" office:value-type="float" office:value="12.5892541179417" calcext:value-type="float">
            <text:p>12,5892541179417</text:p>
          </table:table-cell>
          <table:table-cell table:style-name="ce3" table:formula="of:=ROUND(POWER([.B28]/POWER(10;[.$B$11]);1/[.$B$10]);3)" office:value-type="float" office:value="138949.549" calcext:value-type="float">
            <text:p>138949,549</text:p>
          </table:table-cell>
          <table:table-cell table:style-name="ce3" table:formula="of:=ROUND([.$B$13]/([.$B$14]+[.B28]);3)" office:value-type="float" office:value="3.259" calcext:value-type="float">
            <text:p>3,259</text:p>
          </table:table-cell>
          <table:table-cell table:style-name="ce3" table:formula="of:=[.$B$14]*[.D28]" office:value-type="float" office:value="3259" calcext:value-type="float">
            <text:p>3259</text:p>
          </table:table-cell>
          <table:table-cell table:style-name="ce3" table:formula="of:=INT([.E28]*([.$B$15]-1)/[.$B$13])" office:value-type="float" office:value="4044" calcext:value-type="float">
            <text:p>4044</text:p>
          </table:table-cell>
          <table:table-cell table:style-name="ce3" table:formula="of:=LOG10([.C28])/5" office:value-type="float" office:value="1.02857142829806" calcext:value-type="float">
            <text:p>1,02857142829806</text:p>
          </table:table-cell>
          <table:table-cell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POWER(10;[.A29])" office:value-type="float" office:value="15.8489319246111" calcext:value-type="float">
            <text:p>15,8489319246111</text:p>
          </table:table-cell>
          <table:table-cell table:formula="of:=ROUND(POWER([.B29]/POWER(10;[.$B$11]);1/[.$B$10]);3)" office:value-type="float" office:value="100000" calcext:value-type="float">
            <text:p>100000</text:p>
          </table:table-cell>
          <table:table-cell table:formula="of:=ROUND([.$B$13]/([.$B$14]+[.B29]);3)" office:value-type="float" office:value="3.249" calcext:value-type="float">
            <text:p>3,249</text:p>
          </table:table-cell>
          <table:table-cell table:formula="of:=[.$B$14]*[.D29]" office:value-type="float" office:value="3249" calcext:value-type="float">
            <text:p>3249</text:p>
          </table:table-cell>
          <table:table-cell table:formula="of:=INT([.E29]*([.$B$15]-1)/[.$B$13])" office:value-type="float" office:value="4031" calcext:value-type="float">
            <text:p>4031</text:p>
          </table:table-cell>
          <table:table-cell table:formula="of:=LOG10([.C29])/5" office:value-type="float" office:value="1" calcext:value-type="float">
            <text:p>1</text:p>
          </table:table-cell>
          <table:table-cell table:formula="of:=INT(255*[.G29])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POWER(10;[.A30])" office:value-type="float" office:value="19.9526231496888" calcext:value-type="float">
            <text:p>19,9526231496888</text:p>
          </table:table-cell>
          <table:table-cell table:formula="of:=ROUND(POWER([.B30]/POWER(10;[.$B$11]);1/[.$B$10]);3)" office:value-type="float" office:value="71968.567" calcext:value-type="float">
            <text:p>71968,567</text:p>
          </table:table-cell>
          <table:table-cell table:formula="of:=ROUND([.$B$13]/([.$B$14]+[.B30]);3)" office:value-type="float" office:value="3.235" calcext:value-type="float">
            <text:p>3,235</text:p>
          </table:table-cell>
          <table:table-cell table:formula="of:=[.$B$14]*[.D30]" office:value-type="float" office:value="3235" calcext:value-type="float">
            <text:p>3235</text:p>
          </table:table-cell>
          <table:table-cell table:formula="of:=INT([.E30]*([.$B$15]-1)/[.$B$13])" office:value-type="float" office:value="4014" calcext:value-type="float">
            <text:p>4014</text:p>
          </table:table-cell>
          <table:table-cell table:formula="of:=LOG10([.C30])/5" office:value-type="float" office:value="0.971428571066362" calcext:value-type="float">
            <text:p>0,971428571066362</text:p>
          </table:table-cell>
          <table:table-cell table:formula="of:=INT(255*[.G30])"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POWER(10;[.A31])" office:value-type="float" office:value="25.1188643150958" calcext:value-type="float">
            <text:p>25,1188643150958</text:p>
          </table:table-cell>
          <table:table-cell table:formula="of:=ROUND(POWER([.B31]/POWER(10;[.$B$11]);1/[.$B$10]);3)" office:value-type="float" office:value="51794.747" calcext:value-type="float">
            <text:p>51794,747</text:p>
          </table:table-cell>
          <table:table-cell table:formula="of:=ROUND([.$B$13]/([.$B$14]+[.B31]);3)" office:value-type="float" office:value="3.219" calcext:value-type="float">
            <text:p>3,219</text:p>
          </table:table-cell>
          <table:table-cell table:formula="of:=[.$B$14]*[.D31]" office:value-type="float" office:value="3219" calcext:value-type="float">
            <text:p>3219</text:p>
          </table:table-cell>
          <table:table-cell table:formula="of:=INT([.E31]*([.$B$15]-1)/[.$B$13])" office:value-type="float" office:value="3994" calcext:value-type="float">
            <text:p>3994</text:p>
          </table:table-cell>
          <table:table-cell table:formula="of:=LOG10([.C31])/5" office:value-type="float" office:value="0.942857143205432" calcext:value-type="float">
            <text:p>0,942857143205432</text:p>
          </table:table-cell>
          <table:table-cell table:formula="of:=INT(255*[.G31])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POWER(10;[.A32])" office:value-type="float" office:value="31.6227766016838" calcext:value-type="float">
            <text:p>31,6227766016838</text:p>
          </table:table-cell>
          <table:table-cell table:formula="of:=ROUND(POWER([.B32]/POWER(10;[.$B$11]);1/[.$B$10]);3)" office:value-type="float" office:value="37275.937" calcext:value-type="float">
            <text:p>37275,937</text:p>
          </table:table-cell>
          <table:table-cell table:formula="of:=ROUND([.$B$13]/([.$B$14]+[.B32]);3)" office:value-type="float" office:value="3.199" calcext:value-type="float">
            <text:p>3,199</text:p>
          </table:table-cell>
          <table:table-cell table:formula="of:=[.$B$14]*[.D32]" office:value-type="float" office:value="3199" calcext:value-type="float">
            <text:p>3199</text:p>
          </table:table-cell>
          <table:table-cell table:formula="of:=INT([.E32]*([.$B$15]-1)/[.$B$13])" office:value-type="float" office:value="3969" calcext:value-type="float">
            <text:p>3969</text:p>
          </table:table-cell>
          <table:table-cell table:formula="of:=LOG10([.C32])/5" office:value-type="float" office:value="0.914285713812344" calcext:value-type="float">
            <text:p>0,914285713812344</text:p>
          </table:table-cell>
          <table:table-cell table:formula="of:=INT(255*[.G32])"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POWER(10;[.A33])" office:value-type="float" office:value="39.8107170553497" calcext:value-type="float">
            <text:p>39,8107170553497</text:p>
          </table:table-cell>
          <table:table-cell table:formula="of:=ROUND(POWER([.B33]/POWER(10;[.$B$11]);1/[.$B$10]);3)" office:value-type="float" office:value="26826.958" calcext:value-type="float">
            <text:p>26826,958</text:p>
          </table:table-cell>
          <table:table-cell table:formula="of:=ROUND([.$B$13]/([.$B$14]+[.B33]);3)" office:value-type="float" office:value="3.174" calcext:value-type="float">
            <text:p>3,174</text:p>
          </table:table-cell>
          <table:table-cell table:formula="of:=[.$B$14]*[.D33]" office:value-type="float" office:value="3174" calcext:value-type="float">
            <text:p>3174</text:p>
          </table:table-cell>
          <table:table-cell table:formula="of:=INT([.E33]*([.$B$15]-1)/[.$B$13])" office:value-type="float" office:value="3938" calcext:value-type="float">
            <text:p>3938</text:p>
          </table:table-cell>
          <table:table-cell table:formula="of:=LOG10([.C33])/5" office:value-type="float" office:value="0.885714285867116" calcext:value-type="float">
            <text:p>0,885714285867116</text:p>
          </table:table-cell>
          <table:table-cell table:formula="of:=INT(255*[.G33])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POWER(10;[.A34])" office:value-type="float" office:value="50.1187233627273" calcext:value-type="float">
            <text:p>50,1187233627273</text:p>
          </table:table-cell>
          <table:table-cell table:formula="of:=ROUND(POWER([.B34]/POWER(10;[.$B$11]);1/[.$B$10]);3)" office:value-type="float" office:value="19306.977" calcext:value-type="float">
            <text:p>19306,977</text:p>
          </table:table-cell>
          <table:table-cell table:formula="of:=ROUND([.$B$13]/([.$B$14]+[.B34]);3)" office:value-type="float" office:value="3.143" calcext:value-type="float">
            <text:p>3,143</text:p>
          </table:table-cell>
          <table:table-cell table:formula="of:=[.$B$14]*[.D34]" office:value-type="float" office:value="3143" calcext:value-type="float">
            <text:p>3143</text:p>
          </table:table-cell>
          <table:table-cell table:formula="of:=INT([.E34]*([.$B$15]-1)/[.$B$13])" office:value-type="float" office:value="3900" calcext:value-type="float">
            <text:p>3900</text:p>
          </table:table-cell>
          <table:table-cell table:formula="of:=LOG10([.C34])/5" office:value-type="float" office:value="0.857142855843448" calcext:value-type="float">
            <text:p>0,857142855843448</text:p>
          </table:table-cell>
          <table:table-cell table:formula="of:=INT(255*[.G34])"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POWER(10;[.A35])" office:value-type="float" office:value="63.0957344480193" calcext:value-type="float">
            <text:p>63,0957344480193</text:p>
          </table:table-cell>
          <table:table-cell table:formula="of:=ROUND(POWER([.B35]/POWER(10;[.$B$11]);1/[.$B$10]);3)" office:value-type="float" office:value="13894.955" calcext:value-type="float">
            <text:p>13894,955</text:p>
          </table:table-cell>
          <table:table-cell table:formula="of:=ROUND([.$B$13]/([.$B$14]+[.B35]);3)" office:value-type="float" office:value="3.104" calcext:value-type="float">
            <text:p>3,104</text:p>
          </table:table-cell>
          <table:table-cell table:formula="of:=[.$B$14]*[.D35]" office:value-type="float" office:value="3104" calcext:value-type="float">
            <text:p>3104</text:p>
          </table:table-cell>
          <table:table-cell table:formula="of:=INT([.E35]*([.$B$15]-1)/[.$B$13])" office:value-type="float" office:value="3851" calcext:value-type="float">
            <text:p>3851</text:p>
          </table:table-cell>
          <table:table-cell table:formula="of:=LOG10([.C35])/5" office:value-type="float" office:value="0.82857142892317" calcext:value-type="float">
            <text:p>0,82857142892317</text:p>
          </table:table-cell>
          <table:table-cell table:formula="of:=INT(255*[.G35])"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POWER(10;[.A36])" office:value-type="float" office:value="79.4328234724282" calcext:value-type="float">
            <text:p>79,4328234724282</text:p>
          </table:table-cell>
          <table:table-cell table:formula="of:=ROUND(POWER([.B36]/POWER(10;[.$B$11]);1/[.$B$10]);3)" office:value-type="float" office:value="10000" calcext:value-type="float">
            <text:p>10000</text:p>
          </table:table-cell>
          <table:table-cell table:formula="of:=ROUND([.$B$13]/([.$B$14]+[.B36]);3)" office:value-type="float" office:value="3.057" calcext:value-type="float">
            <text:p>3,057</text:p>
          </table:table-cell>
          <table:table-cell table:formula="of:=[.$B$14]*[.D36]" office:value-type="float" office:value="3057" calcext:value-type="float">
            <text:p>3057</text:p>
          </table:table-cell>
          <table:table-cell table:formula="of:=INT([.E36]*([.$B$15]-1)/[.$B$13])" office:value-type="float" office:value="3793" calcext:value-type="float">
            <text:p>3793</text:p>
          </table:table-cell>
          <table:table-cell table:formula="of:=LOG10([.C36])/5" office:value-type="float" office:value="0.8" calcext:value-type="float">
            <text:p>0,8</text:p>
          </table:table-cell>
          <table:table-cell table:formula="of:=INT(255*[.G36])"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POWER(10;[.A37])" office:value-type="float" office:value="100" calcext:value-type="float">
            <text:p>100</text:p>
          </table:table-cell>
          <table:table-cell table:formula="of:=ROUND(POWER([.B37]/POWER(10;[.$B$11]);1/[.$B$10]);3)" office:value-type="float" office:value="7196.857" calcext:value-type="float">
            <text:p>7196,857</text:p>
          </table:table-cell>
          <table:table-cell table:formula="of:=ROUND([.$B$13]/([.$B$14]+[.B37]);3)" office:value-type="float" office:value="3" calcext:value-type="float">
            <text:p>3</text:p>
          </table:table-cell>
          <table:table-cell table:formula="of:=[.$B$14]*[.D37]" office:value-type="float" office:value="3000" calcext:value-type="float">
            <text:p>3000</text:p>
          </table:table-cell>
          <table:table-cell table:formula="of:=INT([.E37]*([.$B$15]-1)/[.$B$13])" office:value-type="float" office:value="3722" calcext:value-type="float">
            <text:p>3722</text:p>
          </table:table-cell>
          <table:table-cell table:formula="of:=LOG10([.C37])/5" office:value-type="float" office:value="0.771428574687064" calcext:value-type="float">
            <text:p>0,771428574687064</text:p>
          </table:table-cell>
          <table:table-cell table:formula="of:=INT(255*[.G37])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POWER(10;[.A38])" office:value-type="float" office:value="125.892541179417" calcext:value-type="float">
            <text:p>125,892541179417</text:p>
          </table:table-cell>
          <table:table-cell table:formula="of:=ROUND(POWER([.B38]/POWER(10;[.$B$11]);1/[.$B$10]);3)" office:value-type="float" office:value="5179.475" calcext:value-type="float">
            <text:p>5179,475</text:p>
          </table:table-cell>
          <table:table-cell table:formula="of:=ROUND([.$B$13]/([.$B$14]+[.B38]);3)" office:value-type="float" office:value="2.931" calcext:value-type="float">
            <text:p>2,931</text:p>
          </table:table-cell>
          <table:table-cell table:formula="of:=[.$B$14]*[.D38]" office:value-type="float" office:value="2931" calcext:value-type="float">
            <text:p>2931</text:p>
          </table:table-cell>
          <table:table-cell table:formula="of:=INT([.E38]*([.$B$15]-1)/[.$B$13])" office:value-type="float" office:value="3637" calcext:value-type="float">
            <text:p>3637</text:p>
          </table:table-cell>
          <table:table-cell table:formula="of:=LOG10([.C38])/5" office:value-type="float" office:value="0.74285714823638" calcext:value-type="float">
            <text:p>0,74285714823638</text:p>
          </table:table-cell>
          <table:table-cell table:formula="of:=INT(255*[.G38])"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POWER(10;[.A39])" office:value-type="float" office:value="158.489319246111" calcext:value-type="float">
            <text:p>158,489319246111</text:p>
          </table:table-cell>
          <table:table-cell table:formula="of:=ROUND(POWER([.B39]/POWER(10;[.$B$11]);1/[.$B$10]);3)" office:value-type="float" office:value="3727.594" calcext:value-type="float">
            <text:p>3727,594</text:p>
          </table:table-cell>
          <table:table-cell table:formula="of:=ROUND([.$B$13]/([.$B$14]+[.B39]);3)" office:value-type="float" office:value="2.849" calcext:value-type="float">
            <text:p>2,849</text:p>
          </table:table-cell>
          <table:table-cell table:formula="of:=[.$B$14]*[.D39]" office:value-type="float" office:value="2849" calcext:value-type="float">
            <text:p>2849</text:p>
          </table:table-cell>
          <table:table-cell table:formula="of:=INT([.E39]*([.$B$15]-1)/[.$B$13])" office:value-type="float" office:value="3535" calcext:value-type="float">
            <text:p>3535</text:p>
          </table:table-cell>
          <table:table-cell table:formula="of:=LOG10([.C39])/5" office:value-type="float" office:value="0.714285720802823" calcext:value-type="float">
            <text:p>0,714285720802823</text:p>
          </table:table-cell>
          <table:table-cell table:formula="of:=INT(255*[.G39])"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POWER(10;[.A40])" office:value-type="float" office:value="199.526231496888" calcext:value-type="float">
            <text:p>199,526231496888</text:p>
          </table:table-cell>
          <table:table-cell table:formula="of:=ROUND(POWER([.B40]/POWER(10;[.$B$11]);1/[.$B$10]);3)" office:value-type="float" office:value="2682.696" calcext:value-type="float">
            <text:p>2682,696</text:p>
          </table:table-cell>
          <table:table-cell table:formula="of:=ROUND([.$B$13]/([.$B$14]+[.B40]);3)" office:value-type="float" office:value="2.751" calcext:value-type="float">
            <text:p>2,751</text:p>
          </table:table-cell>
          <table:table-cell table:formula="of:=[.$B$14]*[.D40]" office:value-type="float" office:value="2751" calcext:value-type="float">
            <text:p>2751</text:p>
          </table:table-cell>
          <table:table-cell table:formula="of:=INT([.E40]*([.$B$15]-1)/[.$B$13])" office:value-type="float" office:value="3413" calcext:value-type="float">
            <text:p>3413</text:p>
          </table:table-cell>
          <table:table-cell table:formula="of:=LOG10([.C40])/5" office:value-type="float" office:value="0.685714292342609" calcext:value-type="float">
            <text:p>0,685714292342609</text:p>
          </table:table-cell>
          <table:table-cell table:formula="of:=INT(255*[.G40])"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POWER(10;[.A41])" office:value-type="float" office:value="251.188643150958" calcext:value-type="float">
            <text:p>251,188643150958</text:p>
          </table:table-cell>
          <table:table-cell table:formula="of:=ROUND(POWER([.B41]/POWER(10;[.$B$11]);1/[.$B$10]);3)" office:value-type="float" office:value="1930.698" calcext:value-type="float">
            <text:p>1930,698</text:p>
          </table:table-cell>
          <table:table-cell table:formula="of:=ROUND([.$B$13]/([.$B$14]+[.B41]);3)" office:value-type="float" office:value="2.637" calcext:value-type="float">
            <text:p>2,637</text:p>
          </table:table-cell>
          <table:table-cell table:formula="of:=[.$B$14]*[.D41]" office:value-type="float" office:value="2637" calcext:value-type="float">
            <text:p>2637</text:p>
          </table:table-cell>
          <table:table-cell table:formula="of:=INT([.E41]*([.$B$15]-1)/[.$B$13])" office:value-type="float" office:value="3272" calcext:value-type="float">
            <text:p>3272</text:p>
          </table:table-cell>
          <table:table-cell table:formula="of:=LOG10([.C41])/5" office:value-type="float" office:value="0.65714286933995" calcext:value-type="float">
            <text:p>0,65714286933995</text:p>
          </table:table-cell>
          <table:table-cell table:formula="of:=INT(255*[.G41])"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POWER(10;[.A42])" office:value-type="float" office:value="316.227766016838" calcext:value-type="float">
            <text:p>316,227766016838</text:p>
          </table:table-cell>
          <table:table-cell table:formula="of:=ROUND(POWER([.B42]/POWER(10;[.$B$11]);1/[.$B$10]);3)" office:value-type="float" office:value="1389.495" calcext:value-type="float">
            <text:p>1389,495</text:p>
          </table:table-cell>
          <table:table-cell table:formula="of:=ROUND([.$B$13]/([.$B$14]+[.B42]);3)" office:value-type="float" office:value="2.507" calcext:value-type="float">
            <text:p>2,507</text:p>
          </table:table-cell>
          <table:table-cell table:formula="of:=[.$B$14]*[.D42]" office:value-type="float" office:value="2507" calcext:value-type="float">
            <text:p>2507</text:p>
          </table:table-cell>
          <table:table-cell table:formula="of:=INT([.E42]*([.$B$15]-1)/[.$B$13])" office:value-type="float" office:value="3110" calcext:value-type="float">
            <text:p>3110</text:p>
          </table:table-cell>
          <table:table-cell table:formula="of:=LOG10([.C42])/5" office:value-type="float" office:value="0.628571397667613" calcext:value-type="float">
            <text:p>0,628571397667613</text:p>
          </table:table-cell>
          <table:table-cell table:formula="of:=INT(255*[.G42])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POWER(10;[.A43])" office:value-type="float" office:value="398.107170553497" calcext:value-type="float">
            <text:p>398,107170553497</text:p>
          </table:table-cell>
          <table:table-cell table:formula="of:=ROUND(POWER([.B43]/POWER(10;[.$B$11]);1/[.$B$10]);3)" office:value-type="float" office:value="1000" calcext:value-type="float">
            <text:p>1000</text:p>
          </table:table-cell>
          <table:table-cell table:formula="of:=ROUND([.$B$13]/([.$B$14]+[.B43]);3)" office:value-type="float" office:value="2.36" calcext:value-type="float">
            <text:p>2,36</text:p>
          </table:table-cell>
          <table:table-cell table:formula="of:=[.$B$14]*[.D43]" office:value-type="float" office:value="2360" calcext:value-type="float">
            <text:p>2360</text:p>
          </table:table-cell>
          <table:table-cell table:formula="of:=INT([.E43]*([.$B$15]-1)/[.$B$13])" office:value-type="float" office:value="2928" calcext:value-type="float">
            <text:p>2928</text:p>
          </table:table-cell>
          <table:table-cell table:formula="of:=LOG10([.C43])/5" office:value-type="float" office:value="0.6" calcext:value-type="float">
            <text:p>0,6</text:p>
          </table:table-cell>
          <table:table-cell table:formula="of:=INT(255*[.G43])"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POWER(10;[.A44])" office:value-type="float" office:value="501.187233627272" calcext:value-type="float">
            <text:p>501,187233627272</text:p>
          </table:table-cell>
          <table:table-cell table:formula="of:=ROUND(POWER([.B44]/POWER(10;[.$B$11]);1/[.$B$10]);3)" office:value-type="float" office:value="719.686" calcext:value-type="float">
            <text:p>719,686</text:p>
          </table:table-cell>
          <table:table-cell table:formula="of:=ROUND([.$B$13]/([.$B$14]+[.B44]);3)" office:value-type="float" office:value="2.198" calcext:value-type="float">
            <text:p>2,198</text:p>
          </table:table-cell>
          <table:table-cell table:formula="of:=[.$B$14]*[.D44]" office:value-type="float" office:value="2198" calcext:value-type="float">
            <text:p>2198</text:p>
          </table:table-cell>
          <table:table-cell table:formula="of:=INT([.E44]*([.$B$15]-1)/[.$B$13])" office:value-type="float" office:value="2727" calcext:value-type="float">
            <text:p>2727</text:p>
          </table:table-cell>
          <table:table-cell table:formula="of:=LOG10([.C44])/5" office:value-type="float" office:value="0.571428610894068" calcext:value-type="float">
            <text:p>0,571428610894068</text:p>
          </table:table-cell>
          <table:table-cell table:formula="of:=INT(255*[.G44])"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POWER(10;[.A45])" office:value-type="float" office:value="630.957344480193" calcext:value-type="float">
            <text:p>630,957344480193</text:p>
          </table:table-cell>
          <table:table-cell table:formula="of:=ROUND(POWER([.B45]/POWER(10;[.$B$11]);1/[.$B$10]);3)" office:value-type="float" office:value="517.947" calcext:value-type="float">
            <text:p>517,947</text:p>
          </table:table-cell>
          <table:table-cell table:formula="of:=ROUND([.$B$13]/([.$B$14]+[.B45]);3)" office:value-type="float" office:value="2.023" calcext:value-type="float">
            <text:p>2,023</text:p>
          </table:table-cell>
          <table:table-cell table:formula="of:=[.$B$14]*[.D45]" office:value-type="float" office:value="2023" calcext:value-type="float">
            <text:p>2023</text:p>
          </table:table-cell>
          <table:table-cell table:formula="of:=INT([.E45]*([.$B$15]-1)/[.$B$13])" office:value-type="float" office:value="2510" calcext:value-type="float">
            <text:p>2510</text:p>
          </table:table-cell>
          <table:table-cell table:formula="of:=LOG10([.C45])/5" office:value-type="float" office:value="0.542857064387208" calcext:value-type="float">
            <text:p>0,542857064387208</text:p>
          </table:table-cell>
          <table:table-cell table:formula="of:=INT(255*[.G45])"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POWER(10;[.A46])" office:value-type="float" office:value="794.328234724282" calcext:value-type="float">
            <text:p>794,328234724282</text:p>
          </table:table-cell>
          <table:table-cell table:formula="of:=ROUND(POWER([.B46]/POWER(10;[.$B$11]);1/[.$B$10]);3)" office:value-type="float" office:value="372.759" calcext:value-type="float">
            <text:p>372,759</text:p>
          </table:table-cell>
          <table:table-cell table:formula="of:=ROUND([.$B$13]/([.$B$14]+[.B46]);3)" office:value-type="float" office:value="1.839" calcext:value-type="float">
            <text:p>1,839</text:p>
          </table:table-cell>
          <table:table-cell table:formula="of:=[.$B$14]*[.D46]" office:value-type="float" office:value="1839" calcext:value-type="float">
            <text:p>1839</text:p>
          </table:table-cell>
          <table:table-cell table:formula="of:=INT([.E46]*([.$B$15]-1)/[.$B$13])" office:value-type="float" office:value="2282" calcext:value-type="float">
            <text:p>2282</text:p>
          </table:table-cell>
          <table:table-cell table:formula="of:=LOG10([.C46])/5" office:value-type="float" office:value="0.514285627596382" calcext:value-type="float">
            <text:p>0,514285627596382</text:p>
          </table:table-cell>
          <table:table-cell table:formula="of:=INT(255*[.G46])"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POWER(10;[.A47])" office:value-type="float" office:value="1000" calcext:value-type="float">
            <text:p>1000</text:p>
          </table:table-cell>
          <table:table-cell table:formula="of:=ROUND(POWER([.B47]/POWER(10;[.$B$11]);1/[.$B$10]);3)" office:value-type="float" office:value="268.27" calcext:value-type="float">
            <text:p>268,27</text:p>
          </table:table-cell>
          <table:table-cell table:formula="of:=ROUND([.$B$13]/([.$B$14]+[.B47]);3)" office:value-type="float" office:value="1.65" calcext:value-type="float">
            <text:p>1,65</text:p>
          </table:table-cell>
          <table:table-cell table:formula="of:=[.$B$14]*[.D47]" office:value-type="float" office:value="1650" calcext:value-type="float">
            <text:p>1650</text:p>
          </table:table-cell>
          <table:table-cell table:formula="of:=INT([.E47]*([.$B$15]-1)/[.$B$13])" office:value-type="float" office:value="2047" calcext:value-type="float">
            <text:p>2047</text:p>
          </table:table-cell>
          <table:table-cell table:formula="of:=LOG10([.C47])/5" office:value-type="float" office:value="0.485714421852374" calcext:value-type="float">
            <text:p>0,485714421852374</text:p>
          </table:table-cell>
          <table:table-cell table:formula="of:=INT(255*[.G47])"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POWER(10;[.A48])" office:value-type="float" office:value="1258.92541179417" calcext:value-type="float">
            <text:p>1258,92541179417</text:p>
          </table:table-cell>
          <table:table-cell table:formula="of:=ROUND(POWER([.B48]/POWER(10;[.$B$11]);1/[.$B$10]);3)" office:value-type="float" office:value="193.07" calcext:value-type="float">
            <text:p>193,07</text:p>
          </table:table-cell>
          <table:table-cell table:formula="of:=ROUND([.$B$13]/([.$B$14]+[.B48]);3)" office:value-type="float" office:value="1.461" calcext:value-type="float">
            <text:p>1,461</text:p>
          </table:table-cell>
          <table:table-cell table:formula="of:=[.$B$14]*[.D48]" office:value-type="float" office:value="1461" calcext:value-type="float">
            <text:p>1461</text:p>
          </table:table-cell>
          <table:table-cell table:formula="of:=INT([.E48]*([.$B$15]-1)/[.$B$13])" office:value-type="float" office:value="1812" calcext:value-type="float">
            <text:p>1812</text:p>
          </table:table-cell>
          <table:table-cell table:formula="of:=LOG10([.C48])/5" office:value-type="float" office:value="0.457142959316582" calcext:value-type="float">
            <text:p>0,457142959316582</text:p>
          </table:table-cell>
          <table:table-cell table:formula="of:=INT(255*[.G48])"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POWER(10;[.A49])" office:value-type="float" office:value="1584.89319246111" calcext:value-type="float">
            <text:p>1584,89319246111</text:p>
          </table:table-cell>
          <table:table-cell table:formula="of:=ROUND(POWER([.B49]/POWER(10;[.$B$11]);1/[.$B$10]);3)" office:value-type="float" office:value="138.95" calcext:value-type="float">
            <text:p>138,95</text:p>
          </table:table-cell>
          <table:table-cell table:formula="of:=ROUND([.$B$13]/([.$B$14]+[.B49]);3)" office:value-type="float" office:value="1.277" calcext:value-type="float">
            <text:p>1,277</text:p>
          </table:table-cell>
          <table:table-cell table:formula="of:=[.$B$14]*[.D49]" office:value-type="float" office:value="1277" calcext:value-type="float">
            <text:p>1277</text:p>
          </table:table-cell>
          <table:table-cell table:formula="of:=INT([.E49]*([.$B$15]-1)/[.$B$13])" office:value-type="float" office:value="1584" calcext:value-type="float">
            <text:p>1584</text:p>
          </table:table-cell>
          <table:table-cell table:formula="of:=LOG10([.C49])/5" office:value-type="float" office:value="0.428571710222678" calcext:value-type="float">
            <text:p>0,428571710222678</text:p>
          </table:table-cell>
          <table:table-cell table:formula="of:=INT(255*[.G49])"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POWER(10;[.A50])" office:value-type="float" office:value="1995.26231496888" calcext:value-type="float">
            <text:p>1995,26231496888</text:p>
          </table:table-cell>
          <table:table-cell table:formula="of:=ROUND(POWER([.B50]/POWER(10;[.$B$11]);1/[.$B$10]);3)" office:value-type="float" office:value="100" calcext:value-type="float">
            <text:p>100</text:p>
          </table:table-cell>
          <table:table-cell table:formula="of:=ROUND([.$B$13]/([.$B$14]+[.B50]);3)" office:value-type="float" office:value="1.102" calcext:value-type="float">
            <text:p>1,102</text:p>
          </table:table-cell>
          <table:table-cell table:formula="of:=[.$B$14]*[.D50]" office:value-type="float" office:value="1102" calcext:value-type="float">
            <text:p>1102</text:p>
          </table:table-cell>
          <table:table-cell table:formula="of:=INT([.E50]*([.$B$15]-1)/[.$B$13])" office:value-type="float" office:value="1367" calcext:value-type="float">
            <text:p>1367</text:p>
          </table:table-cell>
          <table:table-cell table:formula="of:=LOG10([.C50])/5" office:value-type="float" office:value="0.4" calcext:value-type="float">
            <text:p>0,4</text:p>
          </table:table-cell>
          <table:table-cell table:formula="of:=INT(255*[.G50])"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POWER(10;[.A51])" office:value-type="float" office:value="2511.88643150958" calcext:value-type="float">
            <text:p>2511,88643150958</text:p>
          </table:table-cell>
          <table:table-cell table:formula="of:=ROUND(POWER([.B51]/POWER(10;[.$B$11]);1/[.$B$10]);3)" office:value-type="float" office:value="71.969" calcext:value-type="float">
            <text:p>71,969</text:p>
          </table:table-cell>
          <table:table-cell table:formula="of:=ROUND([.$B$13]/([.$B$14]+[.B51]);3)" office:value-type="float" office:value="0.94" calcext:value-type="float">
            <text:p>0,94</text:p>
          </table:table-cell>
          <table:table-cell table:formula="of:=[.$B$14]*[.D51]" office:value-type="float" office:value="940" calcext:value-type="float">
            <text:p>940</text:p>
          </table:table-cell>
          <table:table-cell table:formula="of:=INT([.E51]*([.$B$15]-1)/[.$B$13])" office:value-type="float" office:value="1166" calcext:value-type="float">
            <text:p>1166</text:p>
          </table:table-cell>
          <table:table-cell table:formula="of:=LOG10([.C51])/5" office:value-type="float" office:value="0.371429093652688" calcext:value-type="float">
            <text:p>0,371429093652688</text:p>
          </table:table-cell>
          <table:table-cell table:formula="of:=INT(255*[.G51])" office:value-type="float" office:value="94" calcext:value-type="float">
            <text:p>94</text:p>
          </table:table-cell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POWER(10;[.A52])" office:value-type="float" office:value="3162.27766016838" calcext:value-type="float">
            <text:p>3162,27766016838</text:p>
          </table:table-cell>
          <table:table-cell table:formula="of:=ROUND(POWER([.B52]/POWER(10;[.$B$11]);1/[.$B$10]);3)" office:value-type="float" office:value="51.795" calcext:value-type="float">
            <text:p>51,795</text:p>
          </table:table-cell>
          <table:table-cell table:formula="of:=ROUND([.$B$13]/([.$B$14]+[.B52]);3)" office:value-type="float" office:value="0.793" calcext:value-type="float">
            <text:p>0,793</text:p>
          </table:table-cell>
          <table:table-cell table:formula="of:=[.$B$14]*[.D52]" office:value-type="float" office:value="793" calcext:value-type="float">
            <text:p>793</text:p>
          </table:table-cell>
          <table:table-cell table:formula="of:=INT([.E52]*([.$B$15]-1)/[.$B$13])" office:value-type="float" office:value="984" calcext:value-type="float">
            <text:p>984</text:p>
          </table:table-cell>
          <table:table-cell table:formula="of:=LOG10([.C52])/5" office:value-type="float" office:value="0.342857567481027" calcext:value-type="float">
            <text:p>0,342857567481027</text:p>
          </table:table-cell>
          <table:table-cell table:formula="of:=INT(255*[.G52])" office:value-type="float" office:value="87" calcext:value-type="float">
            <text:p>87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POWER(10;[.A53])" office:value-type="float" office:value="3981.07170553497" calcext:value-type="float">
            <text:p>3981,07170553497</text:p>
          </table:table-cell>
          <table:table-cell table:formula="of:=ROUND(POWER([.B53]/POWER(10;[.$B$11]);1/[.$B$10]);3)" office:value-type="float" office:value="37.276" calcext:value-type="float">
            <text:p>37,276</text:p>
          </table:table-cell>
          <table:table-cell table:formula="of:=ROUND([.$B$13]/([.$B$14]+[.B53]);3)" office:value-type="float" office:value="0.663" calcext:value-type="float">
            <text:p>0,663</text:p>
          </table:table-cell>
          <table:table-cell table:formula="of:=[.$B$14]*[.D53]" office:value-type="float" office:value="663" calcext:value-type="float">
            <text:p>663</text:p>
          </table:table-cell>
          <table:table-cell table:formula="of:=INT([.E53]*([.$B$15]-1)/[.$B$13])" office:value-type="float" office:value="822" calcext:value-type="float">
            <text:p>822</text:p>
          </table:table-cell>
          <table:table-cell table:formula="of:=LOG10([.C53])/5" office:value-type="float" office:value="0.314285860612298" calcext:value-type="float">
            <text:p>0,314285860612298</text:p>
          </table:table-cell>
          <table:table-cell table:formula="of:=INT(255*[.G53])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POWER(10;[.A54])" office:value-type="float" office:value="5011.87233627272" calcext:value-type="float">
            <text:p>5011,87233627272</text:p>
          </table:table-cell>
          <table:table-cell table:formula="of:=ROUND(POWER([.B54]/POWER(10;[.$B$11]);1/[.$B$10]);3)" office:value-type="float" office:value="26.827" calcext:value-type="float">
            <text:p>26,827</text:p>
          </table:table-cell>
          <table:table-cell table:formula="of:=ROUND([.$B$13]/([.$B$14]+[.B54]);3)" office:value-type="float" office:value="0.549" calcext:value-type="float">
            <text:p>0,549</text:p>
          </table:table-cell>
          <table:table-cell table:formula="of:=[.$B$14]*[.D54]" office:value-type="float" office:value="549" calcext:value-type="float">
            <text:p>549</text:p>
          </table:table-cell>
          <table:table-cell table:formula="of:=INT([.E54]*([.$B$15]-1)/[.$B$13])" office:value-type="float" office:value="681" calcext:value-type="float">
            <text:p>681</text:p>
          </table:table-cell>
          <table:table-cell table:formula="of:=LOG10([.C54])/5" office:value-type="float" office:value="0.285714421852374" calcext:value-type="float">
            <text:p>0,285714421852374</text:p>
          </table:table-cell>
          <table:table-cell table:formula="of:=INT(255*[.G54])" office:value-type="float" office:value="72" calcext:value-type="float">
            <text:p>72</text:p>
          </table:table-cell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POWER(10;[.A55])" office:value-type="float" office:value="6309.57344480194" calcext:value-type="float">
            <text:p>6309,57344480194</text:p>
          </table:table-cell>
          <table:table-cell table:formula="of:=ROUND(POWER([.B55]/POWER(10;[.$B$11]);1/[.$B$10]);3)" office:value-type="float" office:value="19.307" calcext:value-type="float">
            <text:p>19,307</text:p>
          </table:table-cell>
          <table:table-cell table:formula="of:=ROUND([.$B$13]/([.$B$14]+[.B55]);3)" office:value-type="float" office:value="0.451" calcext:value-type="float">
            <text:p>0,451</text:p>
          </table:table-cell>
          <table:table-cell table:formula="of:=[.$B$14]*[.D55]" office:value-type="float" office:value="451" calcext:value-type="float">
            <text:p>451</text:p>
          </table:table-cell>
          <table:table-cell table:formula="of:=INT([.E55]*([.$B$15]-1)/[.$B$13])" office:value-type="float" office:value="559" calcext:value-type="float">
            <text:p>559</text:p>
          </table:table-cell>
          <table:table-cell table:formula="of:=LOG10([.C55])/5" office:value-type="float" office:value="0.257142959316582" calcext:value-type="float">
            <text:p>0,257142959316582</text:p>
          </table:table-cell>
          <table:table-cell table:formula="of:=INT(255*[.G55])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POWER(10;[.A56])" office:value-type="float" office:value="7943.28234724282" calcext:value-type="float">
            <text:p>7943,28234724282</text:p>
          </table:table-cell>
          <table:table-cell table:formula="of:=ROUND(POWER([.B56]/POWER(10;[.$B$11]);1/[.$B$10]);3)" office:value-type="float" office:value="13.895" calcext:value-type="float">
            <text:p>13,895</text:p>
          </table:table-cell>
          <table:table-cell table:formula="of:=ROUND([.$B$13]/([.$B$14]+[.B56]);3)" office:value-type="float" office:value="0.369" calcext:value-type="float">
            <text:p>0,369</text:p>
          </table:table-cell>
          <table:table-cell table:formula="of:=[.$B$14]*[.D56]" office:value-type="float" office:value="369" calcext:value-type="float">
            <text:p>369</text:p>
          </table:table-cell>
          <table:table-cell table:formula="of:=INT([.E56]*([.$B$15]-1)/[.$B$13])" office:value-type="float" office:value="457" calcext:value-type="float">
            <text:p>457</text:p>
          </table:table-cell>
          <table:table-cell table:formula="of:=LOG10([.C56])/5" office:value-type="float" office:value="0.228571710222678" calcext:value-type="float">
            <text:p>0,228571710222678</text:p>
          </table:table-cell>
          <table:table-cell table:formula="of:=INT(255*[.G56])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POWER(10;[.A57])" office:value-type="float" office:value="10000" calcext:value-type="float">
            <text:p>10000</text:p>
          </table:table-cell>
          <table:table-cell table:formula="of:=ROUND(POWER([.B57]/POWER(10;[.$B$11]);1/[.$B$10]);3)" office:value-type="float" office:value="10" calcext:value-type="float">
            <text:p>10</text:p>
          </table:table-cell>
          <table:table-cell table:formula="of:=ROUND([.$B$13]/([.$B$14]+[.B57]);3)" office:value-type="float" office:value="0.3" calcext:value-type="float">
            <text:p>0,3</text:p>
          </table:table-cell>
          <table:table-cell table:formula="of:=[.$B$14]*[.D57]" office:value-type="float" office:value="300" calcext:value-type="float">
            <text:p>300</text:p>
          </table:table-cell>
          <table:table-cell table:formula="of:=INT([.E57]*([.$B$15]-1)/[.$B$13])" office:value-type="float" office:value="372" calcext:value-type="float">
            <text:p>372</text:p>
          </table:table-cell>
          <table:table-cell table:formula="of:=LOG10([.C57])/5" office:value-type="float" office:value="0.2" calcext:value-type="float">
            <text:p>0,2</text:p>
          </table:table-cell>
          <table:table-cell table:formula="of:=INT(255*[.G57])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4.1" calcext:value-type="float">
            <text:p>4,1</text:p>
          </table:table-cell>
          <table:table-cell table:formula="of:=POWER(10;[.A58])" office:value-type="float" office:value="12589.2541179417" calcext:value-type="float">
            <text:p>12589,2541179417</text:p>
          </table:table-cell>
          <table:table-cell table:formula="of:=ROUND(POWER([.B58]/POWER(10;[.$B$11]);1/[.$B$10]);3)" office:value-type="float" office:value="7.197" calcext:value-type="float">
            <text:p>7,197</text:p>
          </table:table-cell>
          <table:table-cell table:formula="of:=ROUND([.$B$13]/([.$B$14]+[.B58]);3)" office:value-type="float" office:value="0.243" calcext:value-type="float">
            <text:p>0,243</text:p>
          </table:table-cell>
          <table:table-cell table:formula="of:=[.$B$14]*[.D58]" office:value-type="float" office:value="243" calcext:value-type="float">
            <text:p>243</text:p>
          </table:table-cell>
          <table:table-cell table:formula="of:=INT([.E58]*([.$B$15]-1)/[.$B$13])" office:value-type="float" office:value="301" calcext:value-type="float">
            <text:p>301</text:p>
          </table:table-cell>
          <table:table-cell table:formula="of:=LOG10([.C58])/5" office:value-type="float" office:value="0.171430300537499" calcext:value-type="float">
            <text:p>0,171430300537499</text:p>
          </table:table-cell>
          <table:table-cell table:formula="of:=INT(255*[.G58])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table:formula="of:=POWER(10;[.A59])" office:value-type="float" office:value="15848.9319246111" calcext:value-type="float">
            <text:p>15848,9319246111</text:p>
          </table:table-cell>
          <table:table-cell table:formula="of:=ROUND(POWER([.B59]/POWER(10;[.$B$11]);1/[.$B$10]);3)" office:value-type="float" office:value="5.179" calcext:value-type="float">
            <text:p>5,179</text:p>
          </table:table-cell>
          <table:table-cell table:formula="of:=ROUND([.$B$13]/([.$B$14]+[.B59]);3)" office:value-type="float" office:value="0.196" calcext:value-type="float">
            <text:p>0,196</text:p>
          </table:table-cell>
          <table:table-cell table:formula="of:=[.$B$14]*[.D59]" office:value-type="float" office:value="196" calcext:value-type="float">
            <text:p>196</text:p>
          </table:table-cell>
          <table:table-cell table:formula="of:=INT([.E59]*([.$B$15]-1)/[.$B$13])" office:value-type="float" office:value="243" calcext:value-type="float">
            <text:p>243</text:p>
          </table:table-cell>
          <table:table-cell table:formula="of:=LOG10([.C59])/5" office:value-type="float" office:value="0.142849182203579" calcext:value-type="float">
            <text:p>0,142849182203579</text:p>
          </table:table-cell>
          <table:table-cell table:formula="of:=INT(255*[.G59])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4.3" calcext:value-type="float">
            <text:p>4,3</text:p>
          </table:table-cell>
          <table:table-cell table:formula="of:=POWER(10;[.A60])" office:value-type="float" office:value="19952.6231496888" calcext:value-type="float">
            <text:p>19952,6231496888</text:p>
          </table:table-cell>
          <table:table-cell table:formula="of:=ROUND(POWER([.B60]/POWER(10;[.$B$11]);1/[.$B$10]);3)" office:value-type="float" office:value="3.728" calcext:value-type="float">
            <text:p>3,728</text:p>
          </table:table-cell>
          <table:table-cell table:formula="of:=ROUND([.$B$13]/([.$B$14]+[.B60]);3)" office:value-type="float" office:value="0.157" calcext:value-type="float">
            <text:p>0,157</text:p>
          </table:table-cell>
          <table:table-cell table:formula="of:=[.$B$14]*[.D60]" office:value-type="float" office:value="157" calcext:value-type="float">
            <text:p>157</text:p>
          </table:table-cell>
          <table:table-cell table:formula="of:=INT([.E60]*([.$B$15]-1)/[.$B$13])" office:value-type="float" office:value="194" calcext:value-type="float">
            <text:p>194</text:p>
          </table:table-cell>
          <table:table-cell table:formula="of:=LOG10([.C60])/5" office:value-type="float" office:value="0.114295180736389" calcext:value-type="float">
            <text:p>0,114295180736389</text:p>
          </table:table-cell>
          <table:table-cell table:formula="of:=INT(255*[.G60])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table:formula="of:=POWER(10;[.A61])" office:value-type="float" office:value="25118.8643150958" calcext:value-type="float">
            <text:p>25118,8643150958</text:p>
          </table:table-cell>
          <table:table-cell table:formula="of:=ROUND(POWER([.B61]/POWER(10;[.$B$11]);1/[.$B$10]);3)" office:value-type="float" office:value="2.683" calcext:value-type="float">
            <text:p>2,683</text:p>
          </table:table-cell>
          <table:table-cell table:formula="of:=ROUND([.$B$13]/([.$B$14]+[.B61]);3)" office:value-type="float" office:value="0.126" calcext:value-type="float">
            <text:p>0,126</text:p>
          </table:table-cell>
          <table:table-cell table:formula="of:=[.$B$14]*[.D61]" office:value-type="float" office:value="126" calcext:value-type="float">
            <text:p>126</text:p>
          </table:table-cell>
          <table:table-cell table:formula="of:=INT([.E61]*([.$B$15]-1)/[.$B$13])" office:value-type="float" office:value="156" calcext:value-type="float">
            <text:p>156</text:p>
          </table:table-cell>
          <table:table-cell table:formula="of:=LOG10([.C61])/5" office:value-type="float" office:value="0.0857241345343878" calcext:value-type="float">
            <text:p>0,085724134534388</text:p>
          </table:table-cell>
          <table:table-cell table:formula="of:=INT(255*[.G61])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.5" calcext:value-type="float">
            <text:p>4,5</text:p>
          </table:table-cell>
          <table:table-cell table:formula="of:=POWER(10;[.A62])" office:value-type="float" office:value="31622.7766016838" calcext:value-type="float">
            <text:p>31622,7766016838</text:p>
          </table:table-cell>
          <table:table-cell table:formula="of:=ROUND(POWER([.B62]/POWER(10;[.$B$11]);1/[.$B$10]);3)" office:value-type="float" office:value="1.931" calcext:value-type="float">
            <text:p>1,931</text:p>
          </table:table-cell>
          <table:table-cell table:formula="of:=ROUND([.$B$13]/([.$B$14]+[.B62]);3)" office:value-type="float" office:value="0.101" calcext:value-type="float">
            <text:p>0,101</text:p>
          </table:table-cell>
          <table:table-cell table:formula="of:=[.$B$14]*[.D62]" office:value-type="float" office:value="101" calcext:value-type="float">
            <text:p>101</text:p>
          </table:table-cell>
          <table:table-cell table:formula="of:=INT([.E62]*([.$B$15]-1)/[.$B$13])" office:value-type="float" office:value="125" calcext:value-type="float">
            <text:p>125</text:p>
          </table:table-cell>
          <table:table-cell table:formula="of:=LOG10([.C62])/5" office:value-type="float" office:value="0.057156454755879" calcext:value-type="float">
            <text:p>0,057156454755879</text:p>
          </table:table-cell>
          <table:table-cell table:formula="of:=INT(255*[.G62]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.6" calcext:value-type="float">
            <text:p>4,6</text:p>
          </table:table-cell>
          <table:table-cell table:formula="of:=POWER(10;[.A63])" office:value-type="float" office:value="39810.7170553497" calcext:value-type="float">
            <text:p>39810,7170553497</text:p>
          </table:table-cell>
          <table:table-cell table:formula="of:=ROUND(POWER([.B63]/POWER(10;[.$B$11]);1/[.$B$10]);3)" office:value-type="float" office:value="1.389" calcext:value-type="float">
            <text:p>1,389</text:p>
          </table:table-cell>
          <table:table-cell table:formula="of:=ROUND([.$B$13]/([.$B$14]+[.B63]);3)" office:value-type="float" office:value="0.081" calcext:value-type="float">
            <text:p>0,081</text:p>
          </table:table-cell>
          <table:table-cell table:formula="of:=[.$B$14]*[.D63]" office:value-type="float" office:value="81" calcext:value-type="float">
            <text:p>81</text:p>
          </table:table-cell>
          <table:table-cell table:formula="of:=INT([.E63]*([.$B$15]-1)/[.$B$13])" office:value-type="float" office:value="100" calcext:value-type="float">
            <text:p>100</text:p>
          </table:table-cell>
          <table:table-cell table:formula="of:=LOG10([.C63])/5" office:value-type="float" office:value="0.0285404491475231" calcext:value-type="float">
            <text:p>0,028540449147523</text:p>
          </table:table-cell>
          <table:table-cell table:formula="of:=INT(255*[.G63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.7" calcext:value-type="float">
            <text:p>4,7</text:p>
          </table:table-cell>
          <table:table-cell table:formula="of:=POWER(10;[.A64])" office:value-type="float" office:value="50118.7233627272" calcext:value-type="float">
            <text:p>50118,7233627272</text:p>
          </table:table-cell>
          <table:table-cell table:formula="of:=ROUND(POWER([.B64]/POWER(10;[.$B$11]);1/[.$B$10]);3)" office:value-type="float" office:value="1" calcext:value-type="float">
            <text:p>1</text:p>
          </table:table-cell>
          <table:table-cell table:formula="of:=ROUND([.$B$13]/([.$B$14]+[.B64]);3)" office:value-type="float" office:value="0.065" calcext:value-type="float">
            <text:p>0,065</text:p>
          </table:table-cell>
          <table:table-cell table:formula="of:=[.$B$14]*[.D64]" office:value-type="float" office:value="65" calcext:value-type="float">
            <text:p>65</text:p>
          </table:table-cell>
          <table:table-cell table:formula="of:=INT([.E64]*([.$B$15]-1)/[.$B$13])" office:value-type="float" office:value="80" calcext:value-type="float">
            <text:p>80</text:p>
          </table:table-cell>
          <table:table-cell table:formula="of:=LOG10([.C64])/5" office:value-type="float" office:value="0" calcext:value-type="float">
            <text:p>0</text:p>
          </table:table-cell>
          <table:table-cell table:formula="of:=INT(255*[.G64])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table:formula="of:=POWER(10;[.A65])" office:value-type="float" office:value="63095.7344480193" calcext:value-type="float">
            <text:p>63095,7344480193</text:p>
          </table:table-cell>
          <table:table-cell table:style-name="ce3" table:formula="of:=ROUND(POWER([.B65]/POWER(10;[.$B$11]);1/[.$B$10]);3)" office:value-type="float" office:value="0.72" calcext:value-type="float">
            <text:p>0,72</text:p>
          </table:table-cell>
          <table:table-cell table:style-name="ce3" table:formula="of:=ROUND([.$B$13]/([.$B$14]+[.B65]);3)" office:value-type="float" office:value="0.051" calcext:value-type="float">
            <text:p>0,051</text:p>
          </table:table-cell>
          <table:table-cell table:style-name="ce3" table:formula="of:=[.$B$14]*[.D65]" office:value-type="float" office:value="51" calcext:value-type="float">
            <text:p>51</text:p>
          </table:table-cell>
          <table:table-cell table:style-name="ce3" table:formula="of:=INT([.E65]*([.$B$15]-1)/[.$B$13])" office:value-type="float" office:value="63" calcext:value-type="float">
            <text:p>63</text:p>
          </table:table-cell>
          <table:table-cell table:style-name="ce3" table:formula="of:=LOG10([.C65])/5" office:value-type="float" office:value="-0.0285335007137463" calcext:value-type="float">
            <text:p>-0,028533500713746</text:p>
          </table:table-cell>
          <table:table-cell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table:formula="of:=POWER(10;[.A66])" office:value-type="float" office:value="79432.8234724282" calcext:value-type="float">
            <text:p>79432,8234724282</text:p>
          </table:table-cell>
          <table:table-cell table:style-name="ce3" table:formula="of:=ROUND(POWER([.B66]/POWER(10;[.$B$11]);1/[.$B$10]);3)" office:value-type="float" office:value="0.518" calcext:value-type="float">
            <text:p>0,518</text:p>
          </table:table-cell>
          <table:table-cell table:style-name="ce3" table:formula="of:=ROUND([.$B$13]/([.$B$14]+[.B66]);3)" office:value-type="float" office:value="0.041" calcext:value-type="float">
            <text:p>0,041</text:p>
          </table:table-cell>
          <table:table-cell table:style-name="ce3" table:formula="of:=[.$B$14]*[.D66]" office:value-type="float" office:value="41" calcext:value-type="float">
            <text:p>41</text:p>
          </table:table-cell>
          <table:table-cell table:style-name="ce3" table:formula="of:=INT([.E66]*([.$B$15]-1)/[.$B$13])" office:value-type="float" office:value="50" calcext:value-type="float">
            <text:p>50</text:p>
          </table:table-cell>
          <table:table-cell table:style-name="ce3" table:formula="of:=LOG10([.C66])/5" office:value-type="float" office:value="-0.0571340480509534" calcext:value-type="float">
            <text:p>-0,057134048050953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table:formula="of:=POWER(10;[.A67])" office:value-type="float" office:value="100000" calcext:value-type="float">
            <text:p>100000</text:p>
          </table:table-cell>
          <table:table-cell table:style-name="ce3" table:formula="of:=ROUND(POWER([.B67]/POWER(10;[.$B$11]);1/[.$B$10]);3)" office:value-type="float" office:value="0.373" calcext:value-type="float">
            <text:p>0,373</text:p>
          </table:table-cell>
          <table:table-cell table:style-name="ce3" table:formula="of:=ROUND([.$B$13]/([.$B$14]+[.B67]);3)" office:value-type="float" office:value="0.033" calcext:value-type="float">
            <text:p>0,033</text:p>
          </table:table-cell>
          <table:table-cell table:style-name="ce3" table:formula="of:=[.$B$14]*[.D67]" office:value-type="float" office:value="33" calcext:value-type="float">
            <text:p>33</text:p>
          </table:table-cell>
          <table:table-cell table:style-name="ce3" table:formula="of:=INT([.E67]*([.$B$15]-1)/[.$B$13])" office:value-type="float" office:value="40" calcext:value-type="float">
            <text:p>40</text:p>
          </table:table-cell>
          <table:table-cell table:style-name="ce3" table:formula="of:=LOG10([.C67])/5" office:value-type="float" office:value="-0.0856582336382625" calcext:value-type="float">
            <text:p>-0,085658233638263</text:p>
          </table:table-cell>
          <table:table-cell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table:formula="of:=POWER(10;[.A68])" office:value-type="float" office:value="125892.541179417" calcext:value-type="float">
            <text:p>125892,541179417</text:p>
          </table:table-cell>
          <table:table-cell table:style-name="ce3" table:formula="of:=ROUND(POWER([.B68]/POWER(10;[.$B$11]);1/[.$B$10]);3)" office:value-type="float" office:value="0.268" calcext:value-type="float">
            <text:p>0,268</text:p>
          </table:table-cell>
          <table:table-cell table:style-name="ce3" table:formula="of:=ROUND([.$B$13]/([.$B$14]+[.B68]);3)" office:value-type="float" office:value="0.026" calcext:value-type="float">
            <text:p>0,026</text:p>
          </table:table-cell>
          <table:table-cell table:style-name="ce3" table:formula="of:=[.$B$14]*[.D68]" office:value-type="float" office:value="26" calcext:value-type="float">
            <text:p>26</text:p>
          </table:table-cell>
          <table:table-cell table:style-name="ce3" table:formula="of:=INT([.E68]*([.$B$15]-1)/[.$B$13])" office:value-type="float" office:value="32" calcext:value-type="float">
            <text:p>32</text:p>
          </table:table-cell>
          <table:table-cell table:style-name="ce3" table:formula="of:=LOG10([.C68])/5" office:value-type="float" office:value="-0.114373041194242" calcext:value-type="float">
            <text:p>-0,114373041194242</text:p>
          </table:table-cell>
          <table:table-cell/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table:formula="of:=POWER(10;[.A69])" office:value-type="float" office:value="158489.319246111" calcext:value-type="float">
            <text:p>158489,319246111</text:p>
          </table:table-cell>
          <table:table-cell table:style-name="ce3" table:formula="of:=ROUND(POWER([.B69]/POWER(10;[.$B$11]);1/[.$B$10]);3)" office:value-type="float" office:value="0.193" calcext:value-type="float">
            <text:p>0,193</text:p>
          </table:table-cell>
          <table:table-cell table:style-name="ce3" table:formula="of:=ROUND([.$B$13]/([.$B$14]+[.B69]);3)" office:value-type="float" office:value="0.021" calcext:value-type="float">
            <text:p>0,021</text:p>
          </table:table-cell>
          <table:table-cell table:style-name="ce3" table:formula="of:=[.$B$14]*[.D69]" office:value-type="float" office:value="21" calcext:value-type="float">
            <text:p>21</text:p>
          </table:table-cell>
          <table:table-cell table:style-name="ce3" table:formula="of:=INT([.E69]*([.$B$15]-1)/[.$B$13])" office:value-type="float" office:value="26" calcext:value-type="float">
            <text:p>26</text:p>
          </table:table-cell>
          <table:table-cell table:style-name="ce3" table:formula="of:=LOG10([.C69])/5" office:value-type="float" office:value="-0.142888538198445" calcext:value-type="float">
            <text:p>-0,142888538198445</text:p>
          </table:table-cell>
          <table:table-cell/>
        </table:table-row>
        <table:table-row table:style-name="ro2">
          <table:table-cell table:style-name="ce3" office:value-type="float" office:value="5.3" calcext:value-type="float">
            <text:p>5,3</text:p>
          </table:table-cell>
          <table:table-cell table:style-name="ce3" table:formula="of:=POWER(10;[.A70])" office:value-type="float" office:value="199526.231496888" calcext:value-type="float">
            <text:p>199526,231496888</text:p>
          </table:table-cell>
          <table:table-cell table:style-name="ce3" table:formula="of:=ROUND(POWER([.B70]/POWER(10;[.$B$11]);1/[.$B$10]);3)" office:value-type="float" office:value="0.139" calcext:value-type="float">
            <text:p>0,139</text:p>
          </table:table-cell>
          <table:table-cell table:style-name="ce3" table:formula="of:=ROUND([.$B$13]/([.$B$14]+[.B70]);3)" office:value-type="float" office:value="0.016" calcext:value-type="float">
            <text:p>0,016</text:p>
          </table:table-cell>
          <table:table-cell table:style-name="ce3" table:formula="of:=[.$B$14]*[.D70]" office:value-type="float" office:value="16" calcext:value-type="float">
            <text:p>16</text:p>
          </table:table-cell>
          <table:table-cell table:style-name="ce3" table:formula="of:=INT([.E70]*([.$B$15]-1)/[.$B$13])" office:value-type="float" office:value="19" calcext:value-type="float">
            <text:p>19</text:p>
          </table:table-cell>
          <table:table-cell table:style-name="ce3" table:formula="of:=LOG10([.C70])/5" office:value-type="float" office:value="-0.171397039949181" calcext:value-type="float">
            <text:p>-0,171397039949181</text:p>
          </table:table-cell>
          <table:table-cell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table:formula="of:=POWER(10;[.A71])" office:value-type="float" office:value="251188.643150958" calcext:value-type="float">
            <text:p>251188,643150958</text:p>
          </table:table-cell>
          <table:table-cell table:style-name="ce3" table:formula="of:=ROUND(POWER([.B71]/POWER(10;[.$B$11]);1/[.$B$10]);3)" office:value-type="float" office:value="0.1" calcext:value-type="float">
            <text:p>0,1</text:p>
          </table:table-cell>
          <table:table-cell table:style-name="ce3" table:formula="of:=ROUND([.$B$13]/([.$B$14]+[.B71]);3)" office:value-type="float" office:value="0.013" calcext:value-type="float">
            <text:p>0,013</text:p>
          </table:table-cell>
          <table:table-cell table:style-name="ce3" table:formula="of:=[.$B$14]*[.D71]" office:value-type="float" office:value="13" calcext:value-type="float">
            <text:p>13</text:p>
          </table:table-cell>
          <table:table-cell table:style-name="ce3" table:formula="of:=INT([.E71]*([.$B$15]-1)/[.$B$13])" office:value-type="float" office:value="16" calcext:value-type="float">
            <text:p>16</text:p>
          </table:table-cell>
          <table:table-cell table:style-name="ce3" table:formula="of:=LOG10([.C71])/5" office:value-type="float" office:value="-0.2" calcext:value-type="float">
            <text:p>-0,2</text:p>
          </table:table-cell>
          <table:table-cell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table:formula="of:=POWER(10;[.A72])" office:value-type="float" office:value="316227.766016838" calcext:value-type="float">
            <text:p>316227,766016838</text:p>
          </table:table-cell>
          <table:table-cell table:style-name="ce3" table:formula="of:=ROUND(POWER([.B72]/POWER(10;[.$B$11]);1/[.$B$10]);3)" office:value-type="float" office:value="0.072" calcext:value-type="float">
            <text:p>0,072</text:p>
          </table:table-cell>
          <table:table-cell table:style-name="ce3" table:formula="of:=ROUND([.$B$13]/([.$B$14]+[.B72]);3)" office:value-type="float" office:value="0.01" calcext:value-type="float">
            <text:p>0,01</text:p>
          </table:table-cell>
          <table:table-cell table:style-name="ce3" table:formula="of:=[.$B$14]*[.D72]" office:value-type="float" office:value="10" calcext:value-type="float">
            <text:p>10</text:p>
          </table:table-cell>
          <table:table-cell table:style-name="ce3" table:formula="of:=INT([.E72]*([.$B$15]-1)/[.$B$13])" office:value-type="float" office:value="12" calcext:value-type="float">
            <text:p>12</text:p>
          </table:table-cell>
          <table:table-cell table:style-name="ce3" table:formula="of:=LOG10([.C72])/5" office:value-type="float" office:value="-0.228533500713746" calcext:value-type="float">
            <text:p>-0,228533500713746</text:p>
          </table:table-cell>
          <table:table-cell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table:formula="of:=POWER(10;[.A73])" office:value-type="float" office:value="398107.170553497" calcext:value-type="float">
            <text:p>398107,170553497</text:p>
          </table:table-cell>
          <table:table-cell table:style-name="ce3" table:formula="of:=ROUND(POWER([.B73]/POWER(10;[.$B$11]);1/[.$B$10]);3)" office:value-type="float" office:value="0.052" calcext:value-type="float">
            <text:p>0,052</text:p>
          </table:table-cell>
          <table:table-cell table:style-name="ce3" table:formula="of:=ROUND([.$B$13]/([.$B$14]+[.B73]);3)" office:value-type="float" office:value="0.008" calcext:value-type="float">
            <text:p>0,008</text:p>
          </table:table-cell>
          <table:table-cell table:style-name="ce3" table:formula="of:=[.$B$14]*[.D73]" office:value-type="float" office:value="8" calcext:value-type="float">
            <text:p>8</text:p>
          </table:table-cell>
          <table:table-cell table:style-name="ce3" table:formula="of:=INT([.E73]*([.$B$15]-1)/[.$B$13])" office:value-type="float" office:value="9" calcext:value-type="float">
            <text:p>9</text:p>
          </table:table-cell>
          <table:table-cell table:style-name="ce3" table:formula="of:=LOG10([.C73])/5" office:value-type="float" office:value="-0.25679933127304" calcext:value-type="float">
            <text:p>-0,25679933127304</text:p>
          </table:table-cell>
          <table:table-cell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table:formula="of:=POWER(10;[.A74])" office:value-type="float" office:value="501187.233627272" calcext:value-type="float">
            <text:p>501187,233627272</text:p>
          </table:table-cell>
          <table:table-cell table:style-name="ce3" table:formula="of:=ROUND(POWER([.B74]/POWER(10;[.$B$11]);1/[.$B$10]);3)" office:value-type="float" office:value="0.037" calcext:value-type="float">
            <text:p>0,037</text:p>
          </table:table-cell>
          <table:table-cell table:style-name="ce3" table:formula="of:=ROUND([.$B$13]/([.$B$14]+[.B74]);3)" office:value-type="float" office:value="0.007" calcext:value-type="float">
            <text:p>0,007</text:p>
          </table:table-cell>
          <table:table-cell table:style-name="ce3" table:formula="of:=[.$B$14]*[.D74]" office:value-type="float" office:value="7" calcext:value-type="float">
            <text:p>7</text:p>
          </table:table-cell>
          <table:table-cell table:style-name="ce3" table:formula="of:=INT([.E74]*([.$B$15]-1)/[.$B$13])" office:value-type="float" office:value="8" calcext:value-type="float">
            <text:p>8</text:p>
          </table:table-cell>
          <table:table-cell table:style-name="ce3" table:formula="of:=LOG10([.C74])/5" office:value-type="float" office:value="-0.286359655186601" calcext:value-type="float">
            <text:p>-0,286359655186601</text:p>
          </table:table-cell>
          <table:table-cell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table:formula="of:=POWER(10;[.A75])" office:value-type="float" office:value="630957.344480193" calcext:value-type="float">
            <text:p>630957,344480193</text:p>
          </table:table-cell>
          <table:table-cell table:style-name="ce3" table:formula="of:=ROUND(POWER([.B75]/POWER(10;[.$B$11]);1/[.$B$10]);3)" office:value-type="float" office:value="0.027" calcext:value-type="float">
            <text:p>0,027</text:p>
          </table:table-cell>
          <table:table-cell table:style-name="ce3" table:formula="of:=ROUND([.$B$13]/([.$B$14]+[.B75]);3)" office:value-type="float" office:value="0.005" calcext:value-type="float">
            <text:p>0,005</text:p>
          </table:table-cell>
          <table:table-cell table:style-name="ce3" table:formula="of:=[.$B$14]*[.D75]" office:value-type="float" office:value="5" calcext:value-type="float">
            <text:p>5</text:p>
          </table:table-cell>
          <table:table-cell table:style-name="ce3" table:formula="of:=INT([.E75]*([.$B$15]-1)/[.$B$13])" office:value-type="float" office:value="6" calcext:value-type="float">
            <text:p>6</text:p>
          </table:table-cell>
          <table:table-cell table:style-name="ce3" table:formula="of:=LOG10([.C75])/5" office:value-type="float" office:value="-0.313727247168203" calcext:value-type="float">
            <text:p>-0,313727247168203</text:p>
          </table:table-cell>
          <table:table-cell/>
        </table:table-row>
        <table:table-row table:style-name="ro2">
          <table:table-cell table:style-name="ce3" office:value-type="float" office:value="5.9" calcext:value-type="float">
            <text:p>5,9</text:p>
          </table:table-cell>
          <table:table-cell table:style-name="ce3" table:formula="of:=POWER(10;[.A76])" office:value-type="float" office:value="794328.234724282" calcext:value-type="float">
            <text:p>794328,234724282</text:p>
          </table:table-cell>
          <table:table-cell table:style-name="ce3" table:formula="of:=ROUND(POWER([.B76]/POWER(10;[.$B$11]);1/[.$B$10]);3)" office:value-type="float" office:value="0.019" calcext:value-type="float">
            <text:p>0,019</text:p>
          </table:table-cell>
          <table:table-cell table:style-name="ce3" table:formula="of:=ROUND([.$B$13]/([.$B$14]+[.B76]);3)" office:value-type="float" office:value="0.004" calcext:value-type="float">
            <text:p>0,004</text:p>
          </table:table-cell>
          <table:table-cell table:style-name="ce3" table:formula="of:=[.$B$14]*[.D76]" office:value-type="float" office:value="4" calcext:value-type="float">
            <text:p>4</text:p>
          </table:table-cell>
          <table:table-cell table:style-name="ce3" table:formula="of:=INT([.E76]*([.$B$15]-1)/[.$B$13])" office:value-type="float" office:value="4" calcext:value-type="float">
            <text:p>4</text:p>
          </table:table-cell>
          <table:table-cell table:style-name="ce3" table:formula="of:=LOG10([.C76])/5" office:value-type="float" office:value="-0.344249279809434" calcext:value-type="float">
            <text:p>-0,344249279809434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formula="of:=POWER(10;[.A77])" office:value-type="float" office:value="1000000" calcext:value-type="float">
            <text:p>1000000</text:p>
          </table:table-cell>
          <table:table-cell table:style-name="ce3" table:formula="of:=ROUND(POWER([.B77]/POWER(10;[.$B$11]);1/[.$B$10]);3)" office:value-type="float" office:value="0.014" calcext:value-type="float">
            <text:p>0,014</text:p>
          </table:table-cell>
          <table:table-cell table:style-name="ce3" table:formula="of:=ROUND([.$B$13]/([.$B$14]+[.B77]);3)" office:value-type="float" office:value="0.003" calcext:value-type="float">
            <text:p>0,003</text:p>
          </table:table-cell>
          <table:table-cell table:style-name="ce3" table:formula="of:=[.$B$14]*[.D77]" office:value-type="float" office:value="3" calcext:value-type="float">
            <text:p>3</text:p>
          </table:table-cell>
          <table:table-cell table:style-name="ce3" table:formula="of:=INT([.E77]*([.$B$15]-1)/[.$B$13])" office:value-type="float" office:value="3" calcext:value-type="float">
            <text:p>3</text:p>
          </table:table-cell>
          <table:table-cell table:style-name="ce3" table:formula="of:=LOG10([.C77])/5" office:value-type="float" office:value="-0.370774392864352" calcext:value-type="float">
            <text:p>-0,3707743928643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9-09-15T12:59:10.845000000</meta:creation-date>
    <dc:date>2019-09-18T01:06:05.094000000</dc:date>
    <dc:creator>Andreas Merkle</dc:creator>
    <meta:editing-duration>PT1H30M49S</meta:editing-duration>
    <meta:editing-cycles>5</meta:editing-cycles>
    <meta:generator>LibreOffice/6.1.4.2$Windows_X86_64 LibreOffice_project/9d0f32d1f0b509096fd65e0d4bec26ddd1938fd3</meta:generator>
    <meta:document-statistic meta:table-count="1" meta:cell-count="4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78cm" svg:height="13.628cm" xlink:href=".." xlink:type="simple" chart:class="chart:scatter" chart:style-name="ch1">
        <chart:legend chart:legend-position="end" svg:x="12.911cm" svg:y="6.515cm" style:legend-expansion="high" chart:style-name="ch2"/>
        <chart:plot-area chart:style-name="ch3" table:cell-range-address="Tabelle1.B36:Tabelle1.C64" svg:x="0.311cm" svg:y="0.272cm" svg:width="12.289cm" svg:height="13.084cm">
          <chartooo:coordinate-region svg:x="1.303cm" svg:y="0.471cm" svg:width="10.648cm" svg:height="12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6:Tabelle1.C64" chart:class="chart:scatter">
            <chart:domain table:cell-range-address="Tabelle1.B36:Tabelle1.B64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4328234724282">
                <text:p>79.4328234724282</text:p>
                <draw:g>
                  <svg:desc>Tabelle1.B36:Tabelle1.B64</svg:desc>
                </draw:g>
              </table:table-cell>
              <table:table-cell office:value-type="float" office:value="10000">
                <text:p>10000</text:p>
                <draw:g>
                  <svg:desc>Tabelle1.C36:Tabelle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196.857">
                <text:p>7196.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.892541179417">
                <text:p>125.892541179417</text:p>
              </table:table-cell>
              <table:table-cell office:value-type="float" office:value="5179.475">
                <text:p>5179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.489319246111">
                <text:p>158.489319246111</text:p>
              </table:table-cell>
              <table:table-cell office:value-type="float" office:value="3727.594">
                <text:p>3727.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.526231496888">
                <text:p>199.526231496888</text:p>
              </table:table-cell>
              <table:table-cell office:value-type="float" office:value="2682.696">
                <text:p>2682.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.188643150958">
                <text:p>251.188643150958</text:p>
              </table:table-cell>
              <table:table-cell office:value-type="float" office:value="1930.698">
                <text:p>1930.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1389.495">
                <text:p>1389.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.107170553497">
                <text:p>398.1071705534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1.187233627272">
                <text:p>501.187233627272</text:p>
              </table:table-cell>
              <table:table-cell office:value-type="float" office:value="719.686">
                <text:p>719.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0.957344480193">
                <text:p>630.957344480193</text:p>
              </table:table-cell>
              <table:table-cell office:value-type="float" office:value="517.947">
                <text:p>517.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4.328234724282">
                <text:p>794.328234724282</text:p>
              </table:table-cell>
              <table:table-cell office:value-type="float" office:value="372.759">
                <text:p>372.7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268.27">
                <text:p>268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8.92541179417">
                <text:p>1258.92541179417</text:p>
              </table:table-cell>
              <table:table-cell office:value-type="float" office:value="193.07">
                <text:p>193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4.89319246111">
                <text:p>1584.89319246111</text:p>
              </table:table-cell>
              <table:table-cell office:value-type="float" office:value="138.95">
                <text:p>138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5.26231496888">
                <text:p>1995.26231496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1.88643150958">
                <text:p>2511.88643150958</text:p>
              </table:table-cell>
              <table:table-cell office:value-type="float" office:value="71.969">
                <text:p>71.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51.795">
                <text:p>51.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1.07170553497">
                <text:p>3981.07170553497</text:p>
              </table:table-cell>
              <table:table-cell office:value-type="float" office:value="37.276">
                <text:p>37.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1.87233627272">
                <text:p>5011.87233627272</text:p>
              </table:table-cell>
              <table:table-cell office:value-type="float" office:value="26.827">
                <text:p>26.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09.57344480194">
                <text:p>6309.57344480194</text:p>
              </table:table-cell>
              <table:table-cell office:value-type="float" office:value="19.307">
                <text:p>19.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43.28234724282">
                <text:p>7943.28234724282</text:p>
              </table:table-cell>
              <table:table-cell office:value-type="float" office:value="13.895">
                <text:p>13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89.2541179417">
                <text:p>12589.2541179417</text:p>
              </table:table-cell>
              <table:table-cell office:value-type="float" office:value="7.197">
                <text:p>7.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48.9319246111">
                <text:p>15848.9319246111</text:p>
              </table:table-cell>
              <table:table-cell office:value-type="float" office:value="5.179">
                <text:p>5.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52.6231496888">
                <text:p>19952.6231496888</text:p>
              </table:table-cell>
              <table:table-cell office:value-type="float" office:value="3.728">
                <text:p>3.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8.8643150958">
                <text:p>25118.8643150958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622.7766016838">
                <text:p>31622.7766016838</text:p>
              </table:table-cell>
              <table:table-cell office:value-type="float" office:value="1.931">
                <text:p>1.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10.7170553497">
                <text:p>39810.7170553497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118.7233627272">
                <text:p>50118.72336272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4.201cm" style:legend-expansion="high" chart:style-name="ch2"/>
        <chart:plot-area chart:style-name="ch3" table:cell-range-address="Tabelle1.C29:Tabelle1.C64 Tabelle1.G29:Tabelle1.G64" svg:x="0.32cm" svg:y="0.18cm" svg:width="12.667cm" svg:height="8.64cm">
          <chartooo:coordinate-region svg:x="1.047cm" svg:y="0.38cm" svg:width="11.38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G29:Tabelle1.G64" chart:class="chart:scatter">
            <chart:domain table:cell-range-address="Tabelle1.C29:Tabelle1.C64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belle1.C29:Tabelle1.C64</svg:desc>
                </draw:g>
              </table:table-cell>
              <table:table-cell office:value-type="float" office:value="1">
                <text:p>1</text:p>
                <draw:g>
                  <svg:desc>Tabelle1.G29:Tabelle1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968.567">
                <text:p>71968.567</text:p>
              </table:table-cell>
              <table:table-cell office:value-type="float" office:value="0.971428571066362">
                <text:p>0.9714285710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94.747">
                <text:p>51794.747</text:p>
              </table:table-cell>
              <table:table-cell office:value-type="float" office:value="0.942857143205432">
                <text:p>0.942857143205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275.937">
                <text:p>37275.937</text:p>
              </table:table-cell>
              <table:table-cell office:value-type="float" office:value="0.914285713812344">
                <text:p>0.914285713812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826.958">
                <text:p>26826.958</text:p>
              </table:table-cell>
              <table:table-cell office:value-type="float" office:value="0.885714285867116">
                <text:p>0.885714285867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06.977">
                <text:p>19306.977</text:p>
              </table:table-cell>
              <table:table-cell office:value-type="float" office:value="0.857142855843448">
                <text:p>0.85714285584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94.955">
                <text:p>13894.955</text:p>
              </table:table-cell>
              <table:table-cell office:value-type="float" office:value="0.82857142892317">
                <text:p>0.82857142892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6.857">
                <text:p>7196.857</text:p>
              </table:table-cell>
              <table:table-cell office:value-type="float" office:value="0.771428574687064">
                <text:p>0.77142857468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79.475">
                <text:p>5179.475</text:p>
              </table:table-cell>
              <table:table-cell office:value-type="float" office:value="0.74285714823638">
                <text:p>0.74285714823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27.594">
                <text:p>3727.594</text:p>
              </table:table-cell>
              <table:table-cell office:value-type="float" office:value="0.714285720802823">
                <text:p>0.714285720802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2.696">
                <text:p>2682.696</text:p>
              </table:table-cell>
              <table:table-cell office:value-type="float" office:value="0.685714292342609">
                <text:p>0.68571429234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0.698">
                <text:p>1930.698</text:p>
              </table:table-cell>
              <table:table-cell office:value-type="float" office:value="0.65714286933995">
                <text:p>0.65714286933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9.495">
                <text:p>1389.495</text:p>
              </table:table-cell>
              <table:table-cell office:value-type="float" office:value="0.628571397667613">
                <text:p>0.628571397667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9.686">
                <text:p>719.686</text:p>
              </table:table-cell>
              <table:table-cell office:value-type="float" office:value="0.571428610894068">
                <text:p>0.571428610894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7.947">
                <text:p>517.947</text:p>
              </table:table-cell>
              <table:table-cell office:value-type="float" office:value="0.542857064387208">
                <text:p>0.542857064387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2.759">
                <text:p>372.759</text:p>
              </table:table-cell>
              <table:table-cell office:value-type="float" office:value="0.514285627596382">
                <text:p>0.514285627596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.27">
                <text:p>268.27</text:p>
              </table:table-cell>
              <table:table-cell office:value-type="float" office:value="0.485714421852374">
                <text:p>0.485714421852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.07">
                <text:p>193.07</text:p>
              </table:table-cell>
              <table:table-cell office:value-type="float" office:value="0.457142959316582">
                <text:p>0.457142959316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.95">
                <text:p>138.95</text:p>
              </table:table-cell>
              <table:table-cell office:value-type="float" office:value="0.428571710222678">
                <text:p>0.428571710222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969">
                <text:p>71.969</text:p>
              </table:table-cell>
              <table:table-cell office:value-type="float" office:value="0.371429093652688">
                <text:p>0.371429093652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795">
                <text:p>51.795</text:p>
              </table:table-cell>
              <table:table-cell office:value-type="float" office:value="0.342857567481027">
                <text:p>0.342857567481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276">
                <text:p>37.276</text:p>
              </table:table-cell>
              <table:table-cell office:value-type="float" office:value="0.314285860612298">
                <text:p>0.314285860612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827">
                <text:p>26.827</text:p>
              </table:table-cell>
              <table:table-cell office:value-type="float" office:value="0.285714421852374">
                <text:p>0.285714421852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307">
                <text:p>19.307</text:p>
              </table:table-cell>
              <table:table-cell office:value-type="float" office:value="0.257142959316582">
                <text:p>0.257142959316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95">
                <text:p>13.895</text:p>
              </table:table-cell>
              <table:table-cell office:value-type="float" office:value="0.228571710222678">
                <text:p>0.228571710222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97">
                <text:p>7.197</text:p>
              </table:table-cell>
              <table:table-cell office:value-type="float" office:value="0.171430300537499">
                <text:p>0.171430300537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179">
                <text:p>5.179</text:p>
              </table:table-cell>
              <table:table-cell office:value-type="float" office:value="0.142849182203579">
                <text:p>0.14284918220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8">
                <text:p>3.728</text:p>
              </table:table-cell>
              <table:table-cell office:value-type="float" office:value="0.114295180736389">
                <text:p>0.114295180736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83">
                <text:p>2.683</text:p>
              </table:table-cell>
              <table:table-cell office:value-type="float" office:value="0.0857241345343878">
                <text:p>0.08572413453438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1">
                <text:p>1.931</text:p>
              </table:table-cell>
              <table:table-cell office:value-type="float" office:value="0.057156454755879">
                <text:p>0.05715645475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89">
                <text:p>1.389</text:p>
              </table:table-cell>
              <table:table-cell office:value-type="float" office:value="0.0285404491475231">
                <text:p>0.0285404491475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